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4.1638in"/>
    </style:style>
    <style:style style:name="co3" style:family="table-column">
      <style:table-column-properties fo:break-before="auto" style:column-width="2.981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ui_test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 starts cleanly</text:p>
          </table:table-cell>
          <table:table-cell table:style-name="ce1" office:value-type="string" calcext:value-type="string">
            <text:p>Display : Warning: Extensibility clash. Action 'sort' is already registered and will be overwritten.</text:p>
          </table:table-cell>
          <table:table-cell table:style-name="ce1" office:value-type="string" calcext:value-type="string">
            <text:p>We need to know from what it comes from and if we should fix this, eg. can it interferre with our work/results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red banners on load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rect persona confirmed in terminal</text:p>
          </table:table-cell>
          <table:table-cell table:style-name="ce1" office:value-type="string" calcext:value-type="string">
            <text:p>ok whe had problem but fixed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ipeline-static: no manifest selector</text:p>
          </table:table-cell>
          <table:table-cell table:style-name="ce1" office:value-type="string" calcext:value-type="string">
            <text:p>ok 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ipeline-static: no T3 tier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ipeline-static: no right sidebar panel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ipeline-static: no Gallery / Blueprint nav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pipeline-static: filter panel shows static message</text:p>
          </table:table-cell>
          <table:table-cell table:style-name="ce1" office:value-type="string" calcext:value-type="string">
            <text:p>ok – we removed the filter panel – should not be showing so this is now fixed as I want it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pipeline-exploration-simple: interactive filters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pipeline-exploration-simple: no T3 tier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pipeline-exploration-simple: no Gallery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manifest selector visib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eed to test functioning</text:p>
          </table:table-cell>
          <table:table-cell table:style-name="ce1" table:number-columns-repeated="16380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Gallery nav visib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Blueprint Architect nav visible</text:p>
          </table:table-cell>
          <table:table-cell table:style-name="ce1" office:value-type="string" calcext:value-type="string">
            <text:p>ok – it is not visible but it was an error in the persona so we fixed that, the blueprint should not be visible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T3 tier in togg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right sidebar audit panel visib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Session Management visib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Single Graph Export visib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project-independent: Test Lab NOT visible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eveloper: Test Lab visibl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ifest Choice accordion: opens/collapse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ifest Choice: project change reloads plo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Import accordion: opens/shows import UI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ters accordion: opens with filter builder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 Project Export accordion visibl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 Graph Export accordion visibl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ssion Management accordion visibl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ordion panels independent (opening one doesn't close others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sona name shown below nav pill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bs match analysis groups in manifes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ch tab loads plots without traceback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-tabs navigate between plo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ot renders as static imag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Preview shows ~100 row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Preview updates on sub-tab switch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n header strip shows dataset label + tier toggl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1-&gt;T2: plot/preview update or remain identical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1-&gt;T2: no flickering in terminal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1-&gt;T3: Apply button label changes to Audi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1-&gt;T3: right sidebar shows Pipeline Audi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Tier toggle stability: plot sub-tab unchanged (STATE-1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Panel switch doesn't reset tier toggle (STATE-1/2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 column: correct operators show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between NOT shown for string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Add staged row appear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Apply data preview filtered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plot update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Filter string: Reset clears filter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between operator presen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 between: two inputs (lo/hi) show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 between: range applied correctly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operator persists on same column (UX-FILTER-1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Filter numeric: operator resets on column chang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Two staged rows: Apply applies AND logic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Remove one row: count updates Apply applies remaining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propagation modal open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no PK warning banner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This plot only scoping work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pending node + yellow reason inpu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reason required for Apply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Apply confirms with notificatio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3 filter non-key: other plot unaffected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PK warning banner in modal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All plots node icon is Exclusio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node appears in all plo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3 PK filter: Apply removes sample from all plo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3 All plots except: QC plot excluded from nod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3 All plots except: QC plot still shows sample after Apply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Audit drops button activate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modal no PK warning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rop non-key column: Apply removes column from this plot only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Drop PK column: blocked with red notificatio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Drop PK column: no node added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de deletion: trash removes node from all plo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de deletion: data revert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 nav: TubeMap render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: right sidebar shows Blueprint Surgeo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print Architect: node click updates right sidebar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turn to Home: right sidebar shows Pipeline Audit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 nav: recipe browser load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left sidebar shows Discovery Mode messag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filter sidebar work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lery: card click loads preview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turn to Home: plots and left sidebar restore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 toggle visible in T3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: layout changes to two-panel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ison mode: toggle off restores single panel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DIT-4: compare toggle loses state on plot switch?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ssion Management: ghost auto-save (2 min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ssion Management: restore button reloads node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obal Export: bundle downloads / path reported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ngle Graph Export: PNG/SVG download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-1: plot flickers on tier toggle?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-2/AUDIT-4: compare toggle switches plot?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X-1: plot rendering speed (note seconds)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X-2: column multiselect narrower than panel?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G-PERF-1: repeated materialize_tier1 in terminal?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cel modal: no node added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dit (0): disabled or notification show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wo filters same column: independent nodes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hema-skip propagation: skipped plots mentioned in notification</text:p>
          </table:table-cell>
          <table:table-cell table:number-columns-repeated="2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/00/0000</text:date>, <text:time style:data-style-name="N2" text:time-value="11:40:37.113812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1f77d10d6938fd34972958f64b2bcfa54f8b1ba5</meta:generator>
    <dc:date>2026-05-02T17:10:16.730380098</dc:date>
    <meta:editing-duration>PT5H42M14S</meta:editing-duration>
    <meta:editing-cycles>6</meta:editing-cycles>
    <meta:document-statistic meta:table-count="1" meta:cell-count="227" meta:object-count="0"/>
  </office:meta>
</office:document-meta>
</file>